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language="it" fo:country="IT"/>
    </style:style>
    <style:style style:name="P2" style:family="paragraph" style:parent-style-name="Text_20_body" style:list-style-name="L1">
      <style:text-properties style:font-name="Times New Roman" fo:language="it" fo:country="I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language="it" fo:country="IT" fo:font-weight="bold" officeooo:rsid="00010ee5" officeooo:paragraph-rsid="00010ee5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style:font-name="Times New Roman" fo:language="it" fo:country="IT"/>
    </style:style>
    <style:style style:name="T1" style:family="text">
      <style:text-properties officeooo:rsid="00010ee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ercizio sulla FFT:</text:p>
      <text:p text:style-name="P1">Alcuni esempi di dati sperimentali potenzialmente rilevanti per questo esercizio:</text:p>
      <text:list xml:id="list2190366761" text:style-name="L1">
        <text:list-item>
          <text:p text:style-name="P4">dati di segnali prodotti dal generatore di forme d'onda (onde sinusoidali, quadre, triangolari) acquisiti direttamente da Arduino;</text:p>
        </text:list-item>
        <text:list-item>
          <text:p text:style-name="P4">dati di segnali a forma di "pinna di squalo" acquisiti con circuiti RC;</text:p>
        </text:list-item>
        <text:list-item>
          <text:p text:style-name="P4">dati acquisiti con oscillatore RLC;</text:p>
        </text:list-item>
        <text:list-item>
          <text:p text:style-name="P4">dati acquisiti con oscillatore RLC con materiale conduttore infilato nel nucleo dell'induttore (disponibili a pochi gruppi, temo);</text:p>
        </text:list-item>
        <text:list-item>
          <text:p text:style-name="P2">dati acquisiti con oscillatore a reazione (amplificatore a transistor e rete di sfasamento - molto interessante).</text:p>
        </text:list-item>
      </text:list>
      <text:p text:style-name="P1">Per motivi che dovrebbero esservi noti, la qualità dello spettro FFT è migliore se vengono usati record "lunghi", per esempio da 2048 dati, del tipo di quelli creati dalle combinazioni sketch/script synclong, harmlong, transosc. Tuttavia può valere la pena di esaminare anche record "corti", per esempio da soli 256 dat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27T20:49:07.602000000</dc:date>
    <meta:editing-duration>PT2M58S</meta:editing-duration>
    <meta:editing-cycles>1</meta:editing-cycles>
    <meta:document-statistic meta:table-count="0" meta:image-count="0" meta:object-count="0" meta:page-count="1" meta:paragraph-count="8" meta:word-count="136" meta:character-count="912" meta:non-whitespace-character-count="788"/>
  </office:meta>
</office:document-meta>
</file>